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0875in" style:rel-column-width="19755*"/>
    </style:style>
    <style:style style:name="Table1.B" style:family="table-column">
      <style:table-column-properties style:column-width="4.8375in" style:rel-column-width="4578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Footer">
      <style:text-properties fo:font-size="10pt" style:font-size-asian="10pt" style:font-size-complex="10pt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 style:list-style-name="L6"/>
    <style:style style:name="P11" style:family="paragraph" style:parent-style-name="Standard" style:list-style-name="L7"/>
    <style:style style:name="P12" style:family="paragraph" style:parent-style-name="Standard" style:list-style-name="L8"/>
    <style:style style:name="P13" style:family="paragraph" style:parent-style-name="Standard" style:list-style-name="L14"/>
    <style:style style:name="P14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5" style:family="paragraph" style:parent-style-name="Table_20_Contents" style:list-style-name="L9"/>
    <style:style style:name="P16" style:family="paragraph" style:parent-style-name="Table_20_Contents" style:list-style-name="L10"/>
    <style:style style:name="P17" style:family="paragraph" style:parent-style-name="Table_20_Contents" style:list-style-name="L11"/>
    <style:style style:name="P18" style:family="paragraph" style:parent-style-name="Table_20_Contents" style:list-style-name="L12"/>
    <style:style style:name="P19" style:family="paragraph" style:parent-style-name="Table_20_Contents" style:list-style-name="L1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K. II CARGO ROBOT</text:p>
      <text:p text:style-name="P3">USER'S MANUAL</text:p>
      <text:p text:style-name="Standard"/>
      <text:p text:style-name="Standard"/>
      <text:p text:style-name="Standard">FOR INDOOR USE ONLY</text:p>
      <text:p text:style-name="Standard"/>
      <text:p text:style-name="Standard">DO NOT DRIVE ROBOT INTO PEOPLE – INJURY MAY OCCUR</text:p>
      <text:p text:style-name="Standard"/>
      <text:p text:style-name="Standard">AVOID DRIVING ROBOTS INTO WALLS, APPLIANCES, ETC. <text:s/>– DAMAGE MAY OCCUR</text:p>
      <text:p text:style-name="Standard"/>
      <text:p text:style-name="Standard"/>
      <text:p text:style-name="P2">MAIN ASSEMBLIES</text:p>
      <text:p text:style-name="Standard"/>
      <text:list xml:id="list3304739046370273412" text:style-name="L1">
        <text:list-item>
          <text:p text:style-name="P5"><text:span text:style-name="T1">Roku Camera:</text:span><text:span text:style-name="T3"> <text:s/>It provides a live video stream for remote operation. <text:s/>Any device that supports a Roku Camera or Smart Home app can be used to view the live video stream, e.g. Roku TV, iPad, and Android or iOS phone.</text:span></text:p>
        </text:list-item>
        <text:list-item>
          <text:p text:style-name="P5"><text:span text:style-name="T1">Basket:</text:span> <text:s/>It carries cargo. <text:s/>The handles may be used to lift the robot. <text:s/>Avoid placing items in the basket that block the camera.</text:p>
        </text:list-item>
        <text:list-item>
          <text:p text:style-name="P5"><text:span text:style-name="T1">Tower:</text:span> <text:s/>It has the camera, motor controllers, and remote control receiver. <text:s/>A clear back panel provides a view of status LEDs on the remote control receiver and motor controllers.</text:p>
        </text:list-item>
        <text:list-item>
          <text:p text:style-name="P5"><text:span text:style-name="T1">Battery box:</text:span> <text:s/>It is on the bottom of the robot. <text:s/>It has a power switch, power indicator LED, and battery charging jack on the outer right side. <text:s/>Inside, there is a 7.2V 5000mAH NiMH battery pack and a fuse box that distributes power. <text:s/>It uses four automotive blade type fuses. <text:s/>There is a 5A fuse for each motor, the camera, and the power indicator LED.</text:p>
        </text:list-item>
        <text:list-item>
          <text:p text:style-name="P5"><text:span text:style-name="T1">Drive train:</text:span> <text:s/>It has the two motors, drive wheels, and anti-tip skids.</text:p>
        </text:list-item>
        <text:list-item>
          <text:p text:style-name="P5"><text:span text:style-name="T1">Caster:</text:span> <text:s/>It is a dual-wheel furniture caster with a mounting blocks and spacers.</text:p>
        </text:list-item>
        <text:list-item>
          <text:p text:style-name="P5"><text:span text:style-name="T1">Hand-held remote</text:span>: <text:s/>It is used to drive the robot.</text:p>
        </text:list-item>
      </text:list>
      <text:p text:style-name="Standard"/>
      <text:p text:style-name="Standard"/>
      <text:p text:style-name="P2">POWER</text:p>
      <text:p text:style-name="Standard"/>
      <text:p text:style-name="Standard">A three-position switch controls power to the robot.</text:p>
      <text:p text:style-name="Standard"/>
      <text:list xml:id="list3099056148389412837" text:style-name="L2">
        <text:list-item>
          <text:p text:style-name="P6">Flip the power switch up to “power up” the robot.</text:p>
        </text:list-item>
        <text:list-item>
          <text:p text:style-name="P6">Flip the power switch down to “power down” the robot.</text:p>
        </text:list-item>
        <text:list-item>
          <text:p text:style-name="P6">The power indicator LED by the switch turns on when the switch is in the up position.</text:p>
        </text:list-item>
        <text:list-item>
          <text:p text:style-name="P6">Use the down position for charging.</text:p>
        </text:list-item>
        <text:list-item>
          <text:p text:style-name="P6">The middle position disables charging and normal operation.</text:p>
          <text:p text:style-name="P6"/>
        </text:list-item>
      </text:list>
      <text:p text:style-name="Standard">If the robot is out of control, grab it and/or tip it on its back, and flip the switch.</text:p>
      <text:p text:style-name="Standard"/>
      <text:p text:style-name="Standard">Press and hold the “ON” button to toggle power on the hand-held remote. <text:s/>The green LED on the remote control receiver will be solid when the hand-held remote is on and a link is established. <text:s/>It will blink if the hand-held remote is off or no link is established.</text:p>
      <text:p text:style-name="Standard"/>
      <text:p text:style-name="P14">DRIVING</text:p>
      <text:p text:style-name="Standard"/>
      <text:p text:style-name="Standard">The robot uses “tank” steering.</text:p>
      <text:p text:style-name="Standard"/>
      <text:list xml:id="list9122103759680919322" text:style-name="L3">
        <text:list-item>
          <text:p text:style-name="P7">Move joystick forward to go forward.</text:p>
        </text:list-item>
        <text:list-item>
          <text:p text:style-name="P7">Move joystick backward to go backward.</text:p>
        </text:list-item>
        <text:list-item>
          <text:p text:style-name="P7">Move joystick left or right to spin in place.</text:p>
        </text:list-item>
        <text:list-item>
          <text:p text:style-name="P7">Move joystick left/right while also moving it forward/backward to turn.</text:p>
        </text:list-item>
      </text:list>
      <text:p text:style-name="Standard"/>
      <text:p text:style-name="Standard">Auto-throttle mode:</text:p>
      <text:p text:style-name="Standard"/>
      <text:list xml:id="list9135042340176247703" text:style-name="L4">
        <text:list-item>
          <text:p text:style-name="P8">Click the OK button on front of the transmitter. <text:s/>Listen for one beep.</text:p>
        </text:list-item>
        <text:list-item>
          <text:p text:style-name="P8">Push the joystick forward and release it again. <text:s/>Listen for one beep.</text:p>
        </text:list-item>
        <text:list-item>
          <text:p text:style-name="P8">Repeat push-forward-and-release on the joystick until robot starts moving.</text:p>
        </text:list-item>
        <text:list-item>
          <text:p text:style-name="P8">Additional push-forward-and-release will increase speed.</text:p>
        </text:list-item>
        <text:list-item>
          <text:p text:style-name="P8">Move joystick left or right to steer.</text:p>
        </text:list-item>
        <text:list-item>
          <text:p text:style-name="P8">Click the OK button on front of the transmitter to exit auto-throttle mode.</text:p>
        </text:list-item>
      </text:list>
      <text:p text:style-name="Standard"/>
      <text:p text:style-name="Standard"/>
      <text:p text:style-name="P2">CHARGING</text:p>
      <text:p text:style-name="Standard"/>
      <text:p text:style-name="Standard">The robot and the hand-held remote are rechargeable. <text:s/>To recharge the robot:</text:p>
      <text:p text:style-name="Standard"/>
      <text:list xml:id="list2740156705547857692" text:style-name="L5">
        <text:list-item>
          <text:p text:style-name="P9">Put the power switch in the down position.</text:p>
        </text:list-item>
        <text:list-item>
          <text:p text:style-name="P9">Pull out the plastic plug that protects the charging connector.</text:p>
        </text:list-item>
        <text:list-item>
          <text:p text:style-name="P9">Plug the charger jack into the robot.</text:p>
        </text:list-item>
        <text:list-item>
          <text:p text:style-name="P9">Plug the charger into a wall socket.</text:p>
        </text:list-item>
        <text:list-item>
          <text:p text:style-name="P9">The charger's LED will be red while the unit is charging.</text:p>
        </text:list-item>
        <text:list-item>
          <text:p text:style-name="P9">The charger's LED will be green when charging is complete.</text:p>
        </text:list-item>
        <text:list-item>
          <text:p text:style-name="P9">Unplug the charger jack from the robot.</text:p>
        </text:list-item>
        <text:list-item>
          <text:p text:style-name="P9">Unplug the charger from the wall.</text:p>
        </text:list-item>
        <text:list-item>
          <text:p text:style-name="P9">Replace the plastic plug that protects the charging connector.</text:p>
        </text:list-item>
      </text:list>
      <text:p text:style-name="Standard"/>
      <text:p text:style-name="Standard">It may take several hours to charge the battery.</text:p>
      <text:p text:style-name="Standard"/>
      <text:p text:style-name="Standard">Do not leave the robot unattended while charging.</text:p>
      <text:p text:style-name="Standard"/>
      <text:p text:style-name="Standard">Do not leave the charger connected after the battery is fully charged.</text:p>
      <text:p text:style-name="Standard"/>
      <text:p text:style-name="Standard">Any 5V phone charger with a USB-C plug can charge the hand-held remote. <text:s/>A red light by the joystick turns on when the unit is charging. <text:s/>A small green light turns on near the USB-C plug when charging is complete.</text:p>
      <text:p text:style-name="Standard"/>
      <text:p text:style-name="P14">RECONFIGURING CAMERA</text:p>
      <text:p text:style-name="Standard"/>
      <text:p text:style-name="Standard">The robot uses a stock Roku camera. <text:s/>It will need to be reconfigured when the robot is moved to a location with a different WiFi network.</text:p>
      <text:p text:style-name="Standard"/>
      <text:list xml:id="list400328760492790617" text:style-name="L6">
        <text:list-item>
          <text:p text:style-name="P10">Gently tilt the back of the camera up.</text:p>
        </text:list-item>
        <text:list-item>
          <text:p text:style-name="P10">Gently tilt the front of the camera up.</text:p>
        </text:list-item>
        <text:list-item>
          <text:p text:style-name="P10">The camera configuration buttons are under the front of the camera near the lens.</text:p>
        </text:list-item>
        <text:list-item>
          <text:p text:style-name="P10">Follow instructions for configuring Roku camera.</text:p>
        </text:list-item>
        <text:list-item>
          <text:p text:style-name="P10">Gently press the camera back into place.</text:p>
        </text:list-item>
      </text:list>
      <text:p text:style-name="Standard"/>
      <text:p text:style-name="Standard">Use a Roku camera app to disable all notifications and event detection features. <text:s/>Driving the robot can generate unwanted events. <text:s/>Additional camera features configurable by the app include:</text:p>
      <text:p text:style-name="Standard"/>
      <text:list xml:id="list5125152556809854103" text:style-name="L14">
        <text:list-item>
          <text:p text:style-name="P13">Night vision mode</text:p>
        </text:list-item>
        <text:list-item>
          <text:p text:style-name="P13">2-way audio</text:p>
        </text:list-item>
        <text:list-item>
          <text:p text:style-name="P13">Siren</text:p>
        </text:list-item>
      </text:list>
      <text:p text:style-name="Standard"/>
      <text:p text:style-name="Standard"/>
      <text:p text:style-name="P2">REPLACING CAMERA</text:p>
      <text:p text:style-name="Standard"/>
      <text:p text:style-name="Standard">The camera can be removed and replaced if desired.</text:p>
      <text:p text:style-name="Standard"/>
      <text:list xml:id="list6157998981857836226" text:style-name="L7">
        <text:list-item>
          <text:p text:style-name="P11">Remove the four screws on the <text:span text:style-name="T2">sides</text:span> of the tower that secure the clear back panel.</text:p>
        </text:list-item>
        <text:list-item>
          <text:p text:style-name="P11">Use the yellow velcro tabs to grab the back panel and remove it.</text:p>
        </text:list-item>
        <text:list-item>
          <text:p text:style-name="P11">Unplug the white camera power cable (micro USB).</text:p>
        </text:list-item>
        <text:list-item>
          <text:p text:style-name="P11">Push the cable connected to the camera up through the hole in the tower.</text:p>
        </text:list-item>
        <text:list-item>
          <text:p text:style-name="P11">Slide the camera <text:span text:style-name="T2">forward</text:span>. <text:s/>Do NOT pull up on the camera.</text:p>
        </text:list-item>
      </text:list>
      <text:p text:style-name="Standard"/>
      <text:p text:style-name="Standard">Reverse the process to replace the camera.</text:p>
      <text:p text:style-name="Standard"/>
      <text:p text:style-name="Standard"/>
      <text:p text:style-name="P2">REGUALAR MAINTENANCE</text:p>
      <text:p text:style-name="Standard"/>
      <text:list xml:id="list1180380437958668267" text:style-name="L8">
        <text:list-item>
          <text:p text:style-name="P12">Inspect fasteners. <text:s/>Tighten any that are loose. <text:s/>Do not over-tighten. <text:s/>Tools required:</text:p>
          <text:list>
            <text:list-item>
              <text:p text:style-name="P12">Various Phillips-head screwdrivers (body and some motor mount screws)</text:p>
            </text:list-item>
            <text:list-item>
              <text:p text:style-name="P12">Small flathead screwdriver (camera mount)</text:p>
            </text:list-item>
            <text:list-item>
              <text:p text:style-name="P12">7/64” hex key (for wheel mount hardware)</text:p>
            </text:list-item>
            <text:list-item>
              <text:p text:style-name="P12">3mm hex key (for motor mount hardware)</text:p>
            </text:list-item>
          </text:list>
        </text:list-item>
        <text:list-item>
          <text:p text:style-name="P12">Inspect wiring. <text:s/>If anything appears to be broken, do not use the robot. <text:s/>Contact builder.</text:p>
        </text:list-item>
        <text:list-item>
          <text:p text:style-name="P12">Remove any debris from wheels or axles that may interfere with movement.</text:p>
        </text:list-item>
      </text:list>
      <text:p text:style-name="Standard"/>
      <text:p text:style-name="Standard"><text:line-break/></text:p>
      <text:p text:style-name="P14">TROUBLESHOOTING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PROBLEM</text:p>
          </table:table-cell>
          <table:table-cell table:style-name="Table1.B1" office:value-type="string">
            <text:p text:style-name="P1">SOLUTION</text:p>
          </table:table-cell>
        </table:table-row>
        <table:table-row>
          <table:table-cell table:style-name="Table1.A2" office:value-type="string">
            <text:p text:style-name="Table_20_Contents">Nothing happens when power is turned on.</text:p>
          </table:table-cell>
          <table:table-cell table:style-name="Table1.B2" office:value-type="string">
            <text:list xml:id="list5173940583335485850" text:style-name="L9">
              <text:list-item>
                <text:p text:style-name="P15">Battery might be completely dead. <text:s/>Charge battery.</text:p>
              </text:list-item>
              <text:list-item>
                <text:p text:style-name="P15">Internal wiring might be broken. <text:s/>Contact builder.</text:p>
              </text:list-item>
            </text:list>
          </table:table-cell>
        </table:table-row>
        <table:table-row>
          <table:table-cell table:style-name="Table1.A2" office:value-type="string">
            <text:p text:style-name="Table_20_Contents">Main power light doesn't work but receiver <text:s/>blinks.</text:p>
          </table:table-cell>
          <table:table-cell table:style-name="Table1.B2" office:value-type="string">
            <text:list xml:id="list6210977687370203948" text:style-name="L10">
              <text:list-item>
                <text:p text:style-name="P16">Fuse might be blown. <text:s/>Check fuses.</text:p>
              </text:list-item>
              <text:list-item>
                <text:p text:style-name="P16">Internal wiring might be broken. <text:s/>Contact builder.</text:p>
              </text:list-item>
            </text:list>
          </table:table-cell>
        </table:table-row>
        <table:table-row>
          <table:table-cell table:style-name="Table1.A2" office:value-type="string">
            <text:p text:style-name="Table_20_Contents">One motor stopped working.</text:p>
          </table:table-cell>
          <table:table-cell table:style-name="Table1.B2" office:value-type="string">
            <text:list xml:id="list211207464" text:continue-numbering="true" text:style-name="L10">
              <text:list-item>
                <text:p text:style-name="P16">Fuse might be blown. <text:s/>Check fuses.</text:p>
              </text:list-item>
              <text:list-item>
                <text:p text:style-name="P16">Internal wiring might be broken. <text:s/>Contact builder.</text:p>
              </text:list-item>
            </text:list>
          </table:table-cell>
        </table:table-row>
        <table:table-row>
          <table:table-cell table:style-name="Table1.A2" office:value-type="string">
            <text:p text:style-name="Table_20_Contents">Both motors stopped working.</text:p>
          </table:table-cell>
          <table:table-cell table:style-name="Table1.B2" office:value-type="string">
            <text:list xml:id="list1900309430" text:continue-numbering="true" text:style-name="L10">
              <text:list-item>
                <text:p text:style-name="P16">Battery might be low. <text:s/>Charge battery.</text:p>
              </text:list-item>
              <text:list-item>
                <text:p text:style-name="P16">Fuses might be blown. <text:s/>Check fuses.</text:p>
              </text:list-item>
              <text:list-item>
                <text:p text:style-name="P16">Internal wiring might be broken. <text:s/>Contact builder.</text:p>
              </text:list-item>
            </text:list>
          </table:table-cell>
        </table:table-row>
        <table:table-row>
          <table:table-cell table:style-name="Table1.A2" office:value-type="string">
            <text:p text:style-name="Table_20_Contents">Both motors work but inputs from transmitter do not produce desired movement.</text:p>
          </table:table-cell>
          <table:table-cell table:style-name="Table1.B2" office:value-type="string">
            <text:list xml:id="list903238652" text:continue-numbering="true" text:style-name="L10">
              <text:list-item>
                <text:p text:style-name="P16">Motors might be out of trim. <text:s/>Adjust trim controls on transmitter.</text:p>
              </text:list-item>
              <text:list-item>
                <text:p text:style-name="P16">Transmitter might be configured incorrectly. <text:s/>Reconfigure transmitter for “hybrid” mode.</text:p>
              </text:list-item>
              <text:list-item>
                <text:p text:style-name="P16">Motors might be connected incorrectly. <text:s/>Contact builder.</text:p>
              </text:list-item>
              <text:list-item>
                <text:p text:style-name="P16">Motor controllers might be connected incorrectly. <text:s/>Contact builder.</text:p>
              </text:list-item>
            </text:list>
          </table:table-cell>
        </table:table-row>
        <table:table-row>
          <table:table-cell table:style-name="Table1.A2" office:value-type="string">
            <text:p text:style-name="Table_20_Contents">Receiver blinks but does not respond to transmitter.</text:p>
          </table:table-cell>
          <table:table-cell table:style-name="Table1.B2" office:value-type="string">
            <text:list xml:id="list1631161948556924482" text:style-name="L11">
              <text:list-item>
                <text:p text:style-name="P17">Transmitter battery might be dead. <text:s/>Charge transmitter.</text:p>
              </text:list-item>
              <text:list-item>
                <text:p text:style-name="P17">Transmitter and Receiver link might not be configured. <text:s/>Follow manual to reconfigure link.</text:p>
              </text:list-item>
            </text:list>
          </table:table-cell>
        </table:table-row>
        <table:table-row>
          <table:table-cell table:style-name="Table1.A2" office:value-type="string">
            <text:p text:style-name="Table_20_Contents">Camera doesn't work (no LED lights).</text:p>
          </table:table-cell>
          <table:table-cell table:style-name="Table1.B2" office:value-type="string">
            <text:list xml:id="list2097053994" text:continue-list="list903238652" text:style-name="L10">
              <text:list-item>
                <text:p text:style-name="P16">Battery might be low. <text:s/>Charge battery.</text:p>
              </text:list-item>
              <text:list-item>
                <text:p text:style-name="P16">Fuse might be blown. <text:s/>Check fuses.</text:p>
              </text:list-item>
              <text:list-item>
                <text:p text:style-name="P16">Internal wiring might be broken. <text:s/>Contact builder.</text:p>
              </text:list-item>
            </text:list>
          </table:table-cell>
        </table:table-row>
        <table:table-row>
          <table:table-cell table:style-name="Table1.A2" office:value-type="string">
            <text:p text:style-name="Table_20_Contents">Camera doesn't work (can't connect with viewing device).</text:p>
          </table:table-cell>
          <table:table-cell table:style-name="Table1.B2" office:value-type="string">
            <text:list xml:id="list1070496061028286270" text:style-name="L12">
              <text:list-item>
                <text:p text:style-name="P18">Link might be configured incorrectly. <text:s/>Reconfigure Roku camera.</text:p>
              </text:list-item>
              <text:list-item>
                <text:p text:style-name="P18">If red LED is blinking, the camera might be getting an automatic update. <text:s/>Leave camera on for several minutes. <text:s/>Cycle power and try connecting again.</text:p>
              </text:list-item>
            </text:list>
          </table:table-cell>
        </table:table-row>
        <table:table-row>
          <table:table-cell table:style-name="Table1.A2" office:value-type="string">
            <text:p text:style-name="Table_20_Contents">Run time is shorter than expected after full charge.</text:p>
          </table:table-cell>
          <table:table-cell table:style-name="Table1.B2" office:value-type="string">
            <text:list xml:id="list6903108047239223550" text:style-name="L13">
              <text:list-item>
                <text:p text:style-name="P19">Battery may be faulty. <text:s/>Replace battery.</text:p>
              </text:list-item>
            </text:list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Version 1 <text:s/>12-01-2024 <text:s/>Mark R. Whitney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Whitney</meta:initial-creator>
    <meta:creation-date>2024-11-14T07:29:12</meta:creation-date>
    <dc:date>2024-12-01T12:48:38</dc:date>
    <dc:creator>Mark Whitney</dc:creator>
    <meta:editing-duration>PT2H44M23S</meta:editing-duration>
    <meta:editing-cycles>27</meta:editing-cycles>
    <meta:generator>OpenOffice/4.1.1$Unix OpenOffice.org_project/411m6$Build-9775</meta:generator>
    <meta:printed-by>Mark Whitney</meta:printed-by>
    <meta:print-date>2024-12-01T12:46:44</meta:print-date>
    <meta:document-statistic meta:table-count="1" meta:image-count="0" meta:object-count="0" meta:page-count="4" meta:paragraph-count="112" meta:word-count="1181" meta:character-count="6721"/>
  </office:meta>
</office:document-meta>
</file>